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ítulo_20_2">
      <style:text-properties style:font-name="Arial" fo:font-size="11pt" style:font-size-asian="11pt" style:font-size-complex="11pt"/>
    </style:style>
    <style:style style:name="P2" style:family="paragraph" style:parent-style-name="Título_20_2" style:master-page-name="MPF0">
      <style:paragraph-properties style:page-number="auto" fo:break-before="page"/>
      <style:text-properties style:font-name="Arial" fo:font-size="11pt" style:font-size-asian="11pt" style:font-size-complex="11pt"/>
    </style:style>
    <style:style style:name="P3" style:family="paragraph" style:parent-style-name="Título_20_2" style:master-page-name="MPF0">
      <style:paragraph-properties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Normal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Normal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WW_5f_CharLFO12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2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4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4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4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4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4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4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5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6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7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7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7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7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7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7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7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3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4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4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4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4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4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4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5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6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7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7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7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7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7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7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7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SI 9.2: </text:h>
      <text:h text:style-name="P1" text:outline-level="2">Evaluación y mejora de la propuesta</text:h>
      <text:p text:style-name="P4">Para la evaluación y mejora de la propuesta se realizará una reunión en la que se expondrá el proyecto del PSI a los diferentes consultores y responsables, de manera que se evaluará el proceso a seguir y se propondran mejoras y modificaciones siempre y cuando estas sean asumibles desde el punto de vista temporal, económico y tecnológico.</text:p>
      <text:p text:style-name="P4">La presentación de dicha reunión se adjunto con el propio PSI.</text:p>
      <text:p text:style-name="P4"/>
      <text:p text:style-name="P4">Además, en dicha reunión no se propone ninuna mejora puesto que todas las reuniones previas a la fase final festuvieron muy bien coordinadas y organizadas de manera que no se ha necesitado corregir nada.</text:p>
      <text:p text:style-name="P4"/>
      <text:p text:style-name="P5">Por consiguiente, se procede a la entrega del Plan de Sistema de Información para proceder a su aprobación.</text:p>
      <text:p text:style-name="P4"/>
      <text:h text:style-name="P2" text:outline-level="2">PSI 9.3: </text:h>
      <text:h text:style-name="P1" text:outline-level="2">Aprobación del psi</text:h>
      <text:p text:style-name="P4">El PSI realizado por COMPUTER CONSULTING se propone formalmente al Comité de Dirección de PSI para su aprobación.</text:p>
      <text:p text:style-name="P4">Por último, se informa de los resultado a los departamentos participantes y a los afectados por los resultado del PSI, estos son los comités de <text:s/>HENARSECUR y de COMPUTER CONSULTING, los cuales reciben el <text:s/>visto bueno y proceden a iniciar los siguientes procesos de evaluación de viabilidad para comenzar su diseño y construc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 fo:background-color="#0072c6" fo:padding-left="1.094cm" fo:padding-right="1.094cm" fo:padding-top="0.282cm" fo:padding-bottom="0.282cm" fo:border="0.018cm solid #0072c6" style:shadow="none">
        <style:background-image/>
      </style:paragraph-properties>
      <style:text-properties fo:color="#ffffff"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style:font-name="Times New Roman" fo:language="es" fo:country="ES" style:font-name-asian="Times New Roman" style:language-asian="es" style:country-asian="ES" style:language-complex="es" style:country-complex="ES" fo:hyphenate="tru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WW_5f_CharLFO12LVL1" style:display-name="WW_CharLFO12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2LVL2" style:display-name="WW_CharLFO12LVL2" style:family="text">
      <style:text-properties fo:language="es" fo:country="ES" style:language-asian="es" style:country-asian="ES" style:language-complex="es" style:country-complex="ES"/>
    </style:style>
    <style:style style:name="WW_5f_CharLFO12LVL3" style:display-name="WW_CharLFO12LVL3" style:family="text">
      <style:text-properties fo:language="es" fo:country="ES" style:language-asian="es" style:country-asian="ES" style:language-complex="es" style:country-complex="ES"/>
    </style:style>
    <style:style style:name="WW_5f_CharLFO12LVL4" style:display-name="WW_CharLFO12LVL4" style:family="text">
      <style:text-properties fo:language="es" fo:country="ES" style:language-asian="es" style:country-asian="ES" style:language-complex="es" style:country-complex="ES"/>
    </style:style>
    <style:style style:name="WW_5f_CharLFO12LVL5" style:display-name="WW_CharLFO12LVL5" style:family="text">
      <style:text-properties fo:language="es" fo:country="ES" style:language-asian="es" style:country-asian="ES" style:language-complex="es" style:country-complex="ES"/>
    </style:style>
    <style:style style:name="WW_5f_CharLFO12LVL6" style:display-name="WW_CharLFO12LVL6" style:family="text">
      <style:text-properties fo:language="es" fo:country="ES" style:language-asian="es" style:country-asian="ES" style:language-complex="es" style:country-complex="ES"/>
    </style:style>
    <style:style style:name="WW_5f_CharLFO12LVL7" style:display-name="WW_CharLFO12LVL7" style:family="text">
      <style:text-properties fo:language="es" fo:country="ES" style:language-asian="es" style:country-asian="ES" style:language-complex="es" style:country-complex="ES"/>
    </style:style>
    <style:style style:name="WW_5f_CharLFO12LVL8" style:display-name="WW_CharLFO12LVL8" style:family="text">
      <style:text-properties fo:language="es" fo:country="ES" style:language-asian="es" style:country-asian="ES" style:language-complex="es" style:country-complex="ES"/>
    </style:style>
    <style:style style:name="WW_5f_CharLFO12LVL9" style:display-name="WW_CharLFO12LVL9" style:family="text">
      <style:text-properties fo:language="es" fo:country="ES" style:language-asian="es" style:country-asian="ES" style:language-complex="es" style:country-complex="ES"/>
    </style:style>
    <style:style style:name="Fuente_20_de_20_párrafo_20_predeter." style:display-name="Fuente de párrafo predeter." style:family="text"/>
    <style:style style:name="WW_5f_CharLFO13LVL1" style:display-name="WW_CharLFO13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3LVL2" style:display-name="WW_CharLFO13LVL2" style:family="text">
      <style:text-properties fo:language="es" fo:country="ES" style:language-asian="es" style:country-asian="ES" style:language-complex="es" style:country-complex="ES"/>
    </style:style>
    <style:style style:name="WW_5f_CharLFO13LVL3" style:display-name="WW_CharLFO13LVL3" style:family="text">
      <style:text-properties fo:language="es" fo:country="ES" style:language-asian="es" style:country-asian="ES" style:language-complex="es" style:country-complex="ES"/>
    </style:style>
    <style:style style:name="WW_5f_CharLFO13LVL4" style:display-name="WW_CharLFO13LVL4" style:family="text">
      <style:text-properties fo:language="es" fo:country="ES" style:language-asian="es" style:country-asian="ES" style:language-complex="es" style:country-complex="ES"/>
    </style:style>
    <style:style style:name="WW_5f_CharLFO13LVL5" style:display-name="WW_CharLFO13LVL5" style:family="text">
      <style:text-properties fo:language="es" fo:country="ES" style:language-asian="es" style:country-asian="ES" style:language-complex="es" style:country-complex="ES"/>
    </style:style>
    <style:style style:name="WW_5f_CharLFO13LVL6" style:display-name="WW_CharLFO13LVL6" style:family="text">
      <style:text-properties fo:language="es" fo:country="ES" style:language-asian="es" style:country-asian="ES" style:language-complex="es" style:country-complex="ES"/>
    </style:style>
    <style:style style:name="WW_5f_CharLFO13LVL7" style:display-name="WW_CharLFO13LVL7" style:family="text">
      <style:text-properties fo:language="es" fo:country="ES" style:language-asian="es" style:country-asian="ES" style:language-complex="es" style:country-complex="ES"/>
    </style:style>
    <style:style style:name="WW_5f_CharLFO13LVL8" style:display-name="WW_CharLFO13LVL8" style:family="text">
      <style:text-properties fo:language="es" fo:country="ES" style:language-asian="es" style:country-asian="ES" style:language-complex="es" style:country-complex="ES"/>
    </style:style>
    <style:style style:name="WW_5f_CharLFO13LVL9" style:display-name="WW_CharLFO13LVL9" style:family="text">
      <style:text-properties fo:language="es" fo:country="ES" style:language-asian="es" style:country-asian="ES" style:language-complex="es" style:country-complex="ES"/>
    </style:style>
    <style:style style:name="WW_5f_CharLFO14LVL1" style:display-name="WW_CharLFO14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4LVL2" style:display-name="WW_CharLFO14LVL2" style:family="text">
      <style:text-properties fo:language="es" fo:country="ES" style:language-asian="es" style:country-asian="ES" style:language-complex="es" style:country-complex="ES"/>
    </style:style>
    <style:style style:name="WW_5f_CharLFO14LVL3" style:display-name="WW_CharLFO14LVL3" style:family="text">
      <style:text-properties fo:language="es" fo:country="ES" style:language-asian="es" style:country-asian="ES" style:language-complex="es" style:country-complex="ES"/>
    </style:style>
    <style:style style:name="WW_5f_CharLFO14LVL4" style:display-name="WW_CharLFO14LVL4" style:family="text">
      <style:text-properties fo:language="es" fo:country="ES" style:language-asian="es" style:country-asian="ES" style:language-complex="es" style:country-complex="ES"/>
    </style:style>
    <style:style style:name="WW_5f_CharLFO14LVL5" style:display-name="WW_CharLFO14LVL5" style:family="text">
      <style:text-properties fo:language="es" fo:country="ES" style:language-asian="es" style:country-asian="ES" style:language-complex="es" style:country-complex="ES"/>
    </style:style>
    <style:style style:name="WW_5f_CharLFO14LVL6" style:display-name="WW_CharLFO14LVL6" style:family="text">
      <style:text-properties fo:language="es" fo:country="ES" style:language-asian="es" style:country-asian="ES" style:language-complex="es" style:country-complex="ES"/>
    </style:style>
    <style:style style:name="WW_5f_CharLFO14LVL7" style:display-name="WW_CharLFO14LVL7" style:family="text">
      <style:text-properties fo:language="es" fo:country="ES" style:language-asian="es" style:country-asian="ES" style:language-complex="es" style:country-complex="ES"/>
    </style:style>
    <style:style style:name="WW_5f_CharLFO14LVL8" style:display-name="WW_CharLFO14LVL8" style:family="text">
      <style:text-properties fo:language="es" fo:country="ES" style:language-asian="es" style:country-asian="ES" style:language-complex="es" style:country-complex="ES"/>
    </style:style>
    <style:style style:name="WW_5f_CharLFO14LVL9" style:display-name="WW_CharLFO14LVL9" style:family="text">
      <style:text-properties fo:language="es" fo:country="ES" style:language-asian="es" style:country-asian="ES" style:language-complex="es" style:country-complex="ES"/>
    </style:style>
    <style:style style:name="WW_5f_CharLFO15LVL1" style:display-name="WW_CharLFO15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5LVL2" style:display-name="WW_CharLFO15LVL2" style:family="text">
      <style:text-properties fo:language="es" fo:country="ES" style:language-asian="es" style:country-asian="ES" style:language-complex="es" style:country-complex="ES"/>
    </style:style>
    <style:style style:name="WW_5f_CharLFO15LVL3" style:display-name="WW_CharLFO15LVL3" style:family="text">
      <style:text-properties fo:language="es" fo:country="ES" style:language-asian="es" style:country-asian="ES" style:language-complex="es" style:country-complex="ES"/>
    </style:style>
    <style:style style:name="WW_5f_CharLFO15LVL4" style:display-name="WW_CharLFO15LVL4" style:family="text">
      <style:text-properties fo:language="es" fo:country="ES" style:language-asian="es" style:country-asian="ES" style:language-complex="es" style:country-complex="ES"/>
    </style:style>
    <style:style style:name="WW_5f_CharLFO15LVL5" style:display-name="WW_CharLFO15LVL5" style:family="text">
      <style:text-properties fo:language="es" fo:country="ES" style:language-asian="es" style:country-asian="ES" style:language-complex="es" style:country-complex="ES"/>
    </style:style>
    <style:style style:name="WW_5f_CharLFO15LVL6" style:display-name="WW_CharLFO15LVL6" style:family="text">
      <style:text-properties fo:language="es" fo:country="ES" style:language-asian="es" style:country-asian="ES" style:language-complex="es" style:country-complex="ES"/>
    </style:style>
    <style:style style:name="WW_5f_CharLFO15LVL7" style:display-name="WW_CharLFO15LVL7" style:family="text">
      <style:text-properties fo:language="es" fo:country="ES" style:language-asian="es" style:country-asian="ES" style:language-complex="es" style:country-complex="ES"/>
    </style:style>
    <style:style style:name="WW_5f_CharLFO15LVL8" style:display-name="WW_CharLFO15LVL8" style:family="text">
      <style:text-properties fo:language="es" fo:country="ES" style:language-asian="es" style:country-asian="ES" style:language-complex="es" style:country-complex="ES"/>
    </style:style>
    <style:style style:name="WW_5f_CharLFO15LVL9" style:display-name="WW_CharLFO15LVL9" style:family="text">
      <style:text-properties fo:language="es" fo:country="ES" style:language-asian="es" style:country-asian="ES" style:language-complex="es" style:country-complex="ES"/>
    </style:style>
    <style:style style:name="WW_5f_CharLFO16LVL1" style:display-name="WW_CharLFO16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6LVL2" style:display-name="WW_CharLFO16LVL2" style:family="text">
      <style:text-properties fo:language="es" fo:country="ES" style:language-asian="es" style:country-asian="ES" style:language-complex="es" style:country-complex="ES"/>
    </style:style>
    <style:style style:name="WW_5f_CharLFO16LVL3" style:display-name="WW_CharLFO16LVL3" style:family="text">
      <style:text-properties fo:language="es" fo:country="ES" style:language-asian="es" style:country-asian="ES" style:language-complex="es" style:country-complex="ES"/>
    </style:style>
    <style:style style:name="WW_5f_CharLFO16LVL4" style:display-name="WW_CharLFO16LVL4" style:family="text">
      <style:text-properties fo:language="es" fo:country="ES" style:language-asian="es" style:country-asian="ES" style:language-complex="es" style:country-complex="ES"/>
    </style:style>
    <style:style style:name="WW_5f_CharLFO16LVL5" style:display-name="WW_CharLFO16LVL5" style:family="text">
      <style:text-properties fo:language="es" fo:country="ES" style:language-asian="es" style:country-asian="ES" style:language-complex="es" style:country-complex="ES"/>
    </style:style>
    <style:style style:name="WW_5f_CharLFO16LVL6" style:display-name="WW_CharLFO16LVL6" style:family="text">
      <style:text-properties fo:language="es" fo:country="ES" style:language-asian="es" style:country-asian="ES" style:language-complex="es" style:country-complex="ES"/>
    </style:style>
    <style:style style:name="WW_5f_CharLFO16LVL7" style:display-name="WW_CharLFO16LVL7" style:family="text">
      <style:text-properties fo:language="es" fo:country="ES" style:language-asian="es" style:country-asian="ES" style:language-complex="es" style:country-complex="ES"/>
    </style:style>
    <style:style style:name="WW_5f_CharLFO16LVL8" style:display-name="WW_CharLFO16LVL8" style:family="text">
      <style:text-properties fo:language="es" fo:country="ES" style:language-asian="es" style:country-asian="ES" style:language-complex="es" style:country-complex="ES"/>
    </style:style>
    <style:style style:name="WW_5f_CharLFO16LVL9" style:display-name="WW_CharLFO16LVL9" style:family="text">
      <style:text-properties fo:language="es" fo:country="ES" style:language-asian="es" style:country-asian="ES" style:language-complex="es" style:country-complex="ES"/>
    </style:style>
    <style:style style:name="WW_5f_CharLFO17LVL1" style:display-name="WW_CharLFO17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7LVL2" style:display-name="WW_CharLFO17LVL2" style:family="text">
      <style:text-properties fo:language="es" fo:country="ES" style:language-asian="es" style:country-asian="ES" style:language-complex="es" style:country-complex="ES"/>
    </style:style>
    <style:style style:name="WW_5f_CharLFO17LVL3" style:display-name="WW_CharLFO17LVL3" style:family="text">
      <style:text-properties fo:language="es" fo:country="ES" style:language-asian="es" style:country-asian="ES" style:language-complex="es" style:country-complex="ES"/>
    </style:style>
    <style:style style:name="WW_5f_CharLFO17LVL4" style:display-name="WW_CharLFO17LVL4" style:family="text">
      <style:text-properties fo:language="es" fo:country="ES" style:language-asian="es" style:country-asian="ES" style:language-complex="es" style:country-complex="ES"/>
    </style:style>
    <style:style style:name="WW_5f_CharLFO17LVL5" style:display-name="WW_CharLFO17LVL5" style:family="text">
      <style:text-properties fo:language="es" fo:country="ES" style:language-asian="es" style:country-asian="ES" style:language-complex="es" style:country-complex="ES"/>
    </style:style>
    <style:style style:name="WW_5f_CharLFO17LVL6" style:display-name="WW_CharLFO17LVL6" style:family="text">
      <style:text-properties fo:language="es" fo:country="ES" style:language-asian="es" style:country-asian="ES" style:language-complex="es" style:country-complex="ES"/>
    </style:style>
    <style:style style:name="WW_5f_CharLFO17LVL7" style:display-name="WW_CharLFO17LVL7" style:family="text">
      <style:text-properties fo:language="es" fo:country="ES" style:language-asian="es" style:country-asian="ES" style:language-complex="es" style:country-complex="ES"/>
    </style:style>
    <style:style style:name="WW_5f_CharLFO17LVL8" style:display-name="WW_CharLFO17LVL8" style:family="text">
      <style:text-properties fo:language="es" fo:country="ES" style:language-asian="es" style:country-asian="ES" style:language-complex="es" style:country-complex="ES"/>
    </style:style>
    <style:style style:name="WW_5f_CharLFO17LVL9" style:display-name="WW_CharLFO17LVL9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>
      <style:footer>
        <text:p text:style-name="Footer">PSI2 | PSI</text:p>
      </style:footer>
    </style:master-page>
    <style:master-page style:name="MP0" style:page-layout-name="Mpm2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3T00:51:55.98</meta:creation-date>
    <dc:date>2019-03-03T01:13:42.36</dc:date>
    <meta:editing-duration>PT21M42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2" meta:paragraph-count="12" meta:word-count="207" meta:character-count="1235"/>
  </office:meta>
</office:document-meta>
</file>